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HeaderSelector.select( String expr , Map objectModel ,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expHeaderSelector.getSelectorContext(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expHeaderSelecto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HeaderSelector.RegexpHeader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